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000000400D23B0DEEBADB56FF.jpg" manifest:media-type="image/jpeg"/>
  <manifest:file-entry manifest:full-path="Pictures/10000001000002CE000000599F1B8D5D9C58C7AE.png" manifest:media-type="image/png"/>
  <manifest:file-entry manifest:full-path="Pictures/1000000000000400000004003CBBF3AF59255581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ice Oranges" svg:font-family="'Alice Oranges'" style:font-family-generic="script" style:font-pitch="variable"/>
    <style:font-face style:name="Alice Oranges1" svg:font-family="'Alice Oranges'" style:font-adornments="Regular" style:font-family-generic="script" style:font-pitch="variable"/>
    <style:font-face style:name="Garamond" svg:font-family="Garamond" style:font-family-generic="roman" style:font-pitch="variable"/>
    <style:font-face style:name="Great Vibes" svg:font-family="'Great Vibes'" style:font-pitch="variable"/>
    <style:font-face style:name="Great Vibes1" svg:font-family="'Great Vibes'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cript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23b329" officeooo:paragraph-rsid="0023b329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break-before="page"/>
      <style:text-properties style:font-name="Garamond"/>
    </style:style>
    <style:style style:name="P4" style:family="paragraph" style:parent-style-name="Standard">
      <style:paragraph-properties fo:break-before="page"/>
      <style:text-properties style:font-name="Garamond" officeooo:rsid="0029ad37" officeooo:paragraph-rsid="0029ad37"/>
    </style:style>
    <style:style style:name="P5" style:family="paragraph" style:parent-style-name="Standard">
      <style:paragraph-properties fo:line-height="150%"/>
      <style:text-properties style:font-name="Garamond" officeooo:rsid="0023b329" officeooo:paragraph-rsid="0023b329"/>
    </style:style>
    <style:style style:name="P6" style:family="paragraph">
      <loext:graphic-properties draw:fill="bitmap" draw:fill-color="#ffffff" draw:fill-image-name="Screenshot_25_202023-10-26_25_20211941" draw:opacity="100%" draw:fill-image-width="100%" draw:fill-image-height="100%" style:repeat="no-repeat" draw:fill-image-ref-point="center"/>
    </style:style>
    <style:style style:name="P7" style:family="paragraph">
      <loext:graphic-properties draw:fill="bitmap" draw:fill-color="#ffffff" draw:fill-image-name="OIG_25_20_28_34_29_" draw:opacity="100%" draw:fill-image-width="0in" draw:fill-image-height="0in" style:repeat="no-repeat" draw:fill-image-ref-point="center"/>
      <style:text-properties fo:font-size="12pt"/>
    </style:style>
    <style:style style:name="P8" style:family="paragraph">
      <loext:graphic-properties draw:fill="bitmap" draw:fill-color="#ffffff" draw:fill-image-name="starry_25_20night" draw:opacity="50%" draw:fill-image-width="0in" draw:fill-image-height="0in" style:repeat="no-repeat" draw:fill-image-ref-point="center"/>
    </style:style>
    <style:style style:name="P9" style:family="paragraph">
      <loext:graphic-properties draw:fill="none" draw:fill-color="#ffffff"/>
      <style:paragraph-properties style:writing-mode="lr-tb"/>
      <style:text-properties style:font-name="Alice Oranges1" fo:font-size="24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style:font-name="Great Vibes1" fo:font-size="28pt"/>
    </style:style>
    <style:style style:name="T1" style:family="text">
      <style:text-properties style:font-name="Alice Oranges1" fo:font-size="24pt"/>
    </style:style>
    <style:style style:name="T2" style:family="text">
      <style:text-properties style:font-name="Great Vibes1" fo:font-size="28pt"/>
    </style:style>
    <style:style style:name="gr1" style:family="graphic">
      <style:graphic-properties draw:stroke="none" svg:stroke-color="#000000" draw:fill="bitmap" draw:fill-color="#ffffff" draw:fill-image-name="Screenshot_25_202023-10-26_25_20211941" draw:opacity="100%" draw:fill-image-width="100%" draw:fill-image-height="100%" style:repeat="no-repeat" draw:fill-image-ref-point="center" fo:min-height="0.2244in" draw:shadow-opacity="10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bitmap" draw:fill-color="#ffffff" draw:fill-image-name="OIG_25_20_28_34_29_" draw:opacity="100%" draw:fill-image-width="0in" draw:fill-image-height="0in" style:repeat="no-repeat" draw:fill-image-ref-point="center" fo:min-height="3.3543in" draw:shadow-offset-x="0.1201in" draw:shadow-offset-y="0.1201in" draw:shadow-opacity="10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bitmap" draw:fill-color="#ffffff" draw:fill-image-name="starry_25_20night" draw:opacity="50%" draw:fill-image-width="0in" draw:fill-image-height="0in" style:repeat="no-repeat" draw:fill-image-ref-point="center" fo:min-height="3.7736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1.67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48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text:anchor-type="paragraph" draw:z-index="2" draw:name="Text Frame 4" draw:style-name="gr3" draw:text-style-name="P8" svg:width="6.1606in" svg:height="3.774in" svg:x="0.1083in" svg:y="2.1984in"><draw:text-box><text:p/></draw:text-box></draw:frame><draw:frame text:anchor-type="paragraph" draw:z-index="5" draw:name="Text Frame 6" draw:style-name="gr1" draw:text-style-name="P6" svg:width="6.2587in" svg:height="0.2248in" svg:x="-0.0937in" svg:y="0.8646in"><draw:text-box><text:p/></draw:text-box></draw:frame><draw:frame text:anchor-type="paragraph" draw:z-index="0" draw:name="Text Frame 1" draw:style-name="gr5" draw:text-style-name="P11" svg:width="5.8858in" svg:height="0.4886in" svg:x="0.0626in" svg:y="0.1839in"><draw:text-box><text:p text:style-name="P10"><text:span text:style-name="T2">Chapter 0: Tittle here</text:span></text:p></draw:text-box></draw:frame><draw:frame text:anchor-type="paragraph" draw:z-index="1" draw:name="Text Frame 2" draw:style-name="gr4" draw:text-style-name="P9" svg:width="6.0315in" svg:height="1.6776in" svg:x="-0.052in" svg:y="6.3091in"><draw:text-box><text:p><text:span text:style-name="T1">“</text:span><text:span text:style-name="T1">And all the days of Methuselah were nine hundred sixty and nine years: and he died.”</text:span></text:p></draw:text-box></draw:frame></text:p>
      <text:p text:style-name="P4"><draw:frame text:anchor-type="paragraph" draw:z-index="3" draw:name="Text Frame 3" draw:style-name="gr2" draw:text-style-name="P7" svg:width="5.9858in" svg:height="3.3543in" svg:x="0.0146in" svg:y="4.8307in"><draw:text-box><text:p/></draw:text-box></draw:frame></text:p>
      <text:p text:style-name="P3"><draw:frame text:anchor-type="paragraph" draw:z-index="4" draw:name="Text Frame 5" draw:style-name="gr1" draw:text-style-name="P6" svg:width="6.2587in" svg:height="0.2248in" svg:x="-0.0937in" svg:y="0.602in"><draw:text-box><text:p/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ice Oranges" svg:font-family="'Alice Oranges'" style:font-family-generic="script" style:font-pitch="variable"/>
    <style:font-face style:name="Alice Oranges1" svg:font-family="'Alice Oranges'" style:font-adornments="Regular" style:font-family-generic="script" style:font-pitch="variable"/>
    <style:font-face style:name="Garamond" svg:font-family="Garamond" style:font-family-generic="roman" style:font-pitch="variable"/>
    <style:font-face style:name="Great Vibes" svg:font-family="'Great Vibes'" style:font-pitch="variable"/>
    <style:font-face style:name="Great Vibes1" svg:font-family="'Great Vibes'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cript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OIG_25_20_28_34_29_" draw:display-name="OIG%20(34)" xlink:href="Pictures/100000000000040000000400D23B0DEEBADB56FF.jpg" xlink:type="simple" xlink:show="embed" xlink:actuate="onLoad"/>
    <draw:fill-image draw:name="Screenshot_25_202023-10-26_25_20211941" draw:display-name="Screenshot%202023-10-26%20211941" xlink:href="Pictures/10000001000002CE000000599F1B8D5D9C58C7AE.png" xlink:type="simple" xlink:show="embed" xlink:actuate="onLoad"/>
    <draw:fill-image draw:name="starry_25_20night" draw:display-name="starry%20night" xlink:href="Pictures/1000000000000400000004003CBBF3AF59255581.jp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75in" style:type="center"/>
          <style:tab-stop style:position="5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75in" style:type="center"/>
          <style:tab-stop style:position="5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2.75in" style:type="center"/>
          <style:tab-stop style:position="5.5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3b329" officeooo:paragraph-rsid="0023b329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>
          <style:column style:rel-width="3960*" fo:start-indent="0in" fo:end-indent="0in"/>
          <style:column style:rel-width="3960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Hiddenmind</text:p>
      </style:header>
      <style:footer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02T20:36:46.674000000</meta:creation-date>
    <dc:date>2023-10-26T21:29:41.338000000</dc:date>
    <meta:editing-duration>PT43M39S</meta:editing-duration>
    <meta:editing-cycles>12</meta:editing-cycles>
    <meta:generator>LibreOffice/7.3.5.2$Windows_X86_64 LibreOffice_project/184fe81b8c8c30d8b5082578aee2fed2ea847c01</meta:generator>
    <meta:document-statistic meta:table-count="0" meta:image-count="0" meta:object-count="0" meta:page-count="3" meta:paragraph-count="2" meta:word-count="2" meta:character-count="11" meta:non-whitespace-character-count="11"/>
  </office:meta>
</office:document-meta>
</file>